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5pt" fo:language="en" fo:country="GB" style:font-name-asian="Courier New" style:font-size-asian="5pt" style:font-name-complex="Courier New" style:font-size-complex="5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ing_20_2" style:list-style-name="L1">
      <style:text-properties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Heading_20_2" style:list-style-name="L1">
      <style:text-properties fo:language="en" fo:country="GB"/>
    </style:style>
    <style:style style:name="P14" style:family="paragraph" style:parent-style-name="Text_20_body" style:list-style-name="L7"/>
    <style:style style:name="P15" style:family="paragraph" style:parent-style-name="Heading" style:list-style-name="L1">
      <style:text-properties fo:language="en" fo:country="GB"/>
    </style:style>
    <style:style style:name="P16" style:family="paragraph" style:parent-style-name="Heading" style:list-style-name="L1">
      <style:paragraph-properties fo:break-before="page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style:text-underline-style="solid" style:text-underline-width="auto" style:text-underline-color="font-color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imes New Roman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Times New Roman" fo:language="en" fo:country="GB" style:text-underline-style="solid" style:text-underline-width="auto" style:text-underline-color="font-color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23" style:family="paragraph" style:parent-style-name="Standard" style:list-style-name="L5">
      <style:text-properties fo:language="en" fo:country="GB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T3" style:family="text">
      <style:text-properties style:font-name="Times New Roman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style:use-window-font-color="tru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/>
    </style:style>
    <style:style style:name="T10" style:family="text">
      <style:text-properties style:font-name-asian="Courier New"/>
    </style:style>
    <style:style style:name="T11" style:family="text">
      <style:text-properties style:font-size-asian="12pt"/>
    </style:style>
    <style:style style:name="T12" style:family="text">
      <style:text-properties style:font-name-complex="Courier New"/>
    </style:style>
    <style:style style:name="T13" style:family="text">
      <style:text-properties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install MPTK binary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MMARY</text:p>
      <text:p text:style-name="P3"/>
      <text:p text:style-name="P4">Read this document to learn how to install the Matching Pursuit Tool Kit binary files on Windows platform.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LAYO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LAYOUT</text:p>
          </text:index-title>
          <text:p text:style-name="P10"><text:s/>1.Getting started<text:tab/>2</text:p>
          <text:p text:style-name="P11"><text:s/>1.1.Required tools<text:tab/>2</text:p>
          <text:p text:style-name="P11"><text:s/>1.2.Required package<text:tab/>2</text:p>
          <text:p text:style-name="P10"><text:s/>2.Basic installation<text:tab/>2</text:p>
          <text:p text:style-name="P11"><text:s/>2.1.Installation procedure<text:tab/>2</text:p>
          <text:p text:style-name="P11"><text:s/>2.2.Composition of the executable<text:tab/>2</text:p>
          <text:p text:style-name="P11"><text:s/>2.3.Installation details<text:tab/>2</text:p>
          <text:p text:style-name="P10"><text:s/>3.Help, contact and forums<text:tab/>3</text:p>
        </text:index-body>
      </text:table-of-content>
      <text:p text:style-name="P2"/>
      <text:list xml:id="list1239626101" text:style-name="L1">
        <text:list-item>
          <text:h text:style-name="P16" text:outline-level="1">G<text:span text:style-name="T6">etting started</text:span></text:h>
          <text:list>
            <text:list-item>
              <text:h text:style-name="P12" text:outline-level="2">Required tools</text:h>
            </text:list-item>
          </text:list>
        </text:list-item>
      </text:list>
      <text:list xml:id="list1030965390" text:style-name="L2">
        <text:list-item>
          <text:p text:style-name="P17">Necessary:</text:p>
          <text:list>
            <text:list-item>
              <text:p text:style-name="P18">Microsoft Visual C++ redistributable Package</text:p>
            </text:list-item>
          </text:list>
        </text:list-item>
      </text:list>
      <text:p text:style-name="P7"/>
      <text:list xml:id="list911191164" text:style-name="L3">
        <text:list-item>
          <text:p text:style-name="P19">Optional (if Matlab interface is needed):</text:p>
          <text:list>
            <text:list-item>
              <text:p text:style-name="P20">Matlab at least version R2006</text:p>
              <text:list>
                <text:list-item>
                  <text:p text:style-name="P20">Caution : Matlab MUST be installed in the default directory</text:p>
                </text:list-item>
              </text:list>
            </text:list-item>
          </text:list>
        </text:list-item>
      </text:list>
      <text:list xml:id="list57952021" text:style-name="L4">
        <text:list-item>
          <text:list>
            <text:list-item>
              <text:list>
                <text:list-item>
                  <text:list>
                    <text:list-item>
                      <text:p text:style-name="P21">For Win<text:span text:style-name="T7">dows : C:\Program Files\MATLAB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5261277" text:continue-list="list1239626101" text:style-name="L1">
        <text:list-item>
          <text:list>
            <text:list-item>
              <text:h text:style-name="P13" text:outline-level="2">Required package</text:h>
            </text:list-item>
          </text:list>
        </text:list-item>
      </text:list>
      <text:list xml:id="list563470286" text:style-name="L5">
        <text:list-item>
          <text:p text:style-name="P23">MPTK binary files : at least version 0.5.7 (ex: “MPTK-binary-v.v.v.exe”)</text:p>
        </text:list-item>
      </text:list>
      <text:list xml:id="list1099153354" text:continue-list="list1245261277" text:style-name="L1">
        <text:list-item>
          <text:h text:style-name="P15" text:outline-level="1">Basic installation</text:h>
          <text:list>
            <text:list-item>
              <text:h text:style-name="P13" text:outline-level="2"><text:bookmark-start text:name="__RefNumPara__31575713"/>Installation procedure<text:bookmark-end text:name="__RefNumPara__31575713"/></text:h>
            </text:list-item>
          </text:list>
        </text:list-item>
      </text:list>
      <text:p text:style-name="P5"><text:tab/>When launching the MPTK executable <text:span text:style-name="T8">“</text:span><text:span text:style-name="T5">MPTK-binary-v.v.v.exe</text:span><text:span text:style-name="T8">”, accept the terms of the licence agreements, then select the path options and follow the instructions to finish the installation.</text:span></text:p>
      <text:p text:style-name="P6"/>
      <text:list xml:id="list37100014" text:continue-numbering="true" text:style-name="L1">
        <text:list-item>
          <text:list>
            <text:list-item>
              <text:h text:style-name="P13" text:outline-level="2">Composition of the executable</text:h>
            </text:list-item>
          </text:list>
        </text:list-item>
      </text:list>
      <text:p text:style-name="P8"><text:span text:style-name="T2">The MPTK-binary-v.v.v.exe executable contains several files and directory:</text:span></text:p>
      <text:list xml:id="list1363642609" text:style-name="L6">
        <text:list-item>
          <text:p text:style-name="P22">“bin” <text:s/>is the directory containing the MPTK executables</text:p>
        </text:list-item>
        <text:list-item>
          <text:p text:style-name="P22">“include” is the directory containing the MPTK header file « mptk.h »</text:p>
        </text:list-item>
        <text:list-item>
          <text:p text:style-name="P22">“lib” is the directory containing the useful libraries for MPTK functioning</text:p>
        </text:list-item>
        <text:list-item>
          <text:p text:style-name="P22">“mptk” is the directory containing the functionalities for MPTK</text:p>
          <text:list>
            <text:list-item>
              <text:p text:style-name="P22">“matlab” is the directory containing matlab interface for MPTK</text:p>
            </text:list-item>
            <text:list-item>
              <text:p text:style-name="P22">“plugins” is the directory containing plugins for MPTK</text:p>
            </text:list-item>
            <text:list-item>
              <text:p text:style-name="P22">“reference” is the directory containing MPTK reference objects</text:p>
            </text:list-item>
            <text:list-item>
              <text:p text:style-name="P22">“path.xml” is an xml file describing the path of reference and plugins tools</text:p>
            </text:list-item>
          </text:list>
        </text:list-item>
        <text:list-item>
          <text:p text:style-name="P22">“install.sh” is a shell script allowing to install MPTK files</text:p>
        </text:list-item>
      </text:list>
      <text:list xml:id="list2138172145" text:continue-list="list37100014" text:style-name="L1">
        <text:list-item>
          <text:list>
            <text:list-item>
              <text:h text:style-name="P13" text:outline-level="2">Installation details</text:h>
            </text:list-item>
          </text:list>
        </text:list-item>
      </text:list>
      <text:p text:style-name="P8"><text:span text:style-name="T2"><text:tab/>When using the procedure described on paragraph </text:span><text:span text:style-name="T2"><text:bookmark-ref text:reference-format="number" text:ref-name="__RefNumPara__31575713"> 2.1.</text:bookmark-ref></text:span><text:span text:style-name="T2"> the install script copies all the files situated on the archive directory to the path selected.</text:span></text:p>
      <text:list xml:id="list1636386594" text:continue-numbering="true" text:style-name="L1">
        <text:list-item>
          <text:h text:style-name="P16" text:outline-level="1">Help, contact and forums</text:h>
        </text:list-item>
      </text:list>
      <text:p text:style-name="Text_20_body"/>
      <text:p text:style-name="P9">If you need help with the software: </text:p>
      <text:list xml:id="list169794109" text:style-name="L7">
        <text:list-item>
          <text:p text:style-name="P14"><text:span text:style-name="T1">check if a more recent </text:span><text:a xlink:type="simple" xlink:href="http://gforge.inria.fr/project/showfiles.php?group_id=36"><text:span text:style-name="T3">release</text:span></text:a><text:span text:style-name="T1"> fixes your problem; </text:span></text:p>
        </text:list-item>
        <text:list-item>
          <text:p text:style-name="P14"><text:span text:style-name="T1">if not, use the </text:span><text:a xlink:type="simple" xlink:href="http://gforge.inria.fr/forum/forum.php?forum_id=109"><text:span text:style-name="T3">Help forum</text:span></text:a><text:span text:style-name="T1"> to ask questions. </text:span></text:p>
        </text:list-item>
      </text:list>
      <text:p text:style-name="P9"/>
      <text:p text:style-name="Text_20_body"><text:span text:style-name="T1">Other </text:span><text:a xlink:type="simple" xlink:href="http://gforge.inria.fr/forum/?group_id=36"><text:span text:style-name="T3">Forums</text:span></text:a><text:span text:style-name="T1"> are available for open discussions about the Matching Pursuit algorithm and its MPTK implementation. </text:span></text:p>
      <text:p text:style-name="Text_20_body"><text:span text:style-name="T1">Some articles exposing scientific results related to MPTK are available in PDF format through the </text:span><text:a xlink:type="simple" xlink:href="http://gforge.inria.fr/project/showfiles.php?group_id=36"><text:span text:style-name="T3">Released Files</text:span></text:a><text:span text:style-name="T1"> page. </text:span></text:p>
      <text:p text:style-name="P9"/>
      <text:p text:style-name="P9">If you want specific informations, or if you want to communicate privately with us, please write to</text:p>
      <text:p text:style-name="Text_20_body"><text:a xlink:type="simple" xlink:href="mailto:matching.pursuit@irisa.fr"><text:span text:style-name="T1">matching.pursuit@irisa.fr</text:span></text:a><text:span text:style-name="T1">.</text:span></text:p>
      <text:p text:style-name="P9"/>
      <text:p text:style-name="Text_20_body"><text:span text:style-name="T1">Request for help sent to this address won't be answered. Please use the </text:span><text:a xlink:type="simple" xlink:href="http://gforge.inria.fr/forum/forum.php?forum_id=109"><text:span text:style-name="T3">Help forum</text:span></text:a><text:span text:style-name="T1"> instead.</text:span></text:p>
      <text:p text:style-name="P9"/>
      <text:p text:style-name="Text_20_body"><text:span text:style-name="T4">Thank you for your interest in The Matching Pursuit ToolKit 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Contents_20_1" style:next-style-name="Text_20_body" style:default-outline-level="1" style:list-style-name="Outline" style:class="text" style:master-page-name="">
      <style:paragraph-properties fo:margin-top="0.423cm" fo:margin-bottom="0.212cm" style:page-number="auto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Nimbus Roman No9 L" fo:font-size="14pt" fo:font-weight="bold" style:font-name-asian="Luxi Sans1" style:font-size-asian="14pt" style:font-weight-asian="bold" style:font-name-complex="Luxi Sans1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1.27cm" fo:margin-right="0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1.27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/>
    <style:style style:name="M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line text:anchor-type="paragraph" draw:z-index="2" draw:style-name="Mgr1" draw:text-style-name="MP1" svg:x1="0.026cm" svg:y1="0.545cm" svg:x2="16.929cm" svg:y2="0.545cm"><text:p/></draw:line><text:initial-creator/>LE BOULCH Ronan <text:s text:c="15"/><text:tab/> <text:s text:c="65"/><text:a xlink:type="simple" xlink:href="http://www.irisa.fr/">IRISA</text:a> – <text:a xlink:type="simple" xlink:href="http://www.irisa.fr/metiss/">METISS Project</text:a></text:p>
      </style:header>
      <style:footer>
        <text:p text:style-name="Footer"><draw:line text:anchor-type="paragraph" draw:z-index="5" draw:style-name="Mgr1" draw:text-style-name="MP1" svg:x1="0.026cm" svg:y1="0.545cm" svg:x2="16.929cm" svg:y2="0.545cm"><text:p/></draw:line><draw:line text:anchor-type="paragraph" draw:z-index="8" draw:style-name="Mgr1" draw:text-style-name="MP1" svg:x1="0.007cm" svg:y1="-0.065cm" svg:x2="16.91cm" svg:y2="-0.065cm"><text:p/></draw:line><text:subject>ODL MPTK</text:subject> <text:s text:c="49"/><text:date style:data-style-name="N37" text:date-value="2010-04-14T13:42:45">14/04/10</text:date> <text:s text:c="65"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Eclipse-en-V3</dc:title>
    <dc:subject>ODL MPTK</dc:subject>
    <meta:creation-date>2006-10-19T14:44:25</meta:creation-date>
    <dc:creator>Ronan Le Boulch</dc:creator>
    <dc:date>2010-04-14T13:42:45</dc:date>
    <dc:language>en-GB</dc:language>
    <meta:editing-cycles>162</meta:editing-cycles>
    <meta:editing-duration>PT46H30M07S</meta:editing-duration>
    <meta:document-statistic meta:table-count="0" meta:image-count="0" meta:object-count="0" meta:page-count="3" meta:paragraph-count="50" meta:word-count="414" meta:character-count="2752"/>
    <meta:user-defined meta:name="Info 1"/>
    <meta:user-defined meta:name="Info 2"/>
    <meta:user-defined meta:name="Info 3"/>
    <meta:user-defined meta:name="Info 4"/>
  </office:meta>
</office:document-meta>
</file>